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36d94" officeooo:paragraph-rsid="00136d94"/>
    </style:style>
    <style:style style:name="P2" style:family="paragraph" style:parent-style-name="Standard">
      <style:text-properties fo:language="cs" fo:country="CZ" officeooo:rsid="002069ce" officeooo:paragraph-rsid="002069ce"/>
    </style:style>
    <style:style style:name="P3" style:family="paragraph" style:parent-style-name="Standard">
      <style:text-properties fo:language="cs" fo:country="CZ" officeooo:rsid="00242941" officeooo:paragraph-rsid="00242941"/>
    </style:style>
    <style:style style:name="P4" style:family="paragraph" style:parent-style-name="Standard">
      <style:text-properties fo:language="cs" fo:country="CZ" officeooo:rsid="002f7bd4" officeooo:paragraph-rsid="002f7bd4"/>
    </style:style>
    <style:style style:name="P5" style:family="paragraph" style:parent-style-name="Standard">
      <style:text-properties fo:language="cs" fo:country="CZ" officeooo:rsid="0039a5db" officeooo:paragraph-rsid="0039a5db"/>
    </style:style>
    <style:style style:name="P6" style:family="paragraph" style:parent-style-name="Standard">
      <style:text-properties fo:language="cs" fo:country="CZ" officeooo:rsid="003a807b" officeooo:paragraph-rsid="003a807b"/>
    </style:style>
    <style:style style:name="P7" style:family="paragraph" style:parent-style-name="Standard">
      <style:text-properties fo:language="cs" fo:country="CZ" officeooo:rsid="0050da2f" officeooo:paragraph-rsid="0050da2f"/>
    </style:style>
    <style:style style:name="P8" style:family="paragraph" style:parent-style-name="Standard">
      <style:text-properties fo:language="cs" fo:country="CZ" officeooo:rsid="0064dc83" officeooo:paragraph-rsid="0064dc83"/>
    </style:style>
    <style:style style:name="P9" style:family="paragraph" style:parent-style-name="Standard">
      <style:text-properties fo:language="cs" fo:country="CZ" officeooo:rsid="008e140f" officeooo:paragraph-rsid="008e140f"/>
    </style:style>
    <style:style style:name="P10" style:family="paragraph" style:parent-style-name="Standard">
      <style:text-properties fo:language="cs" fo:country="CZ" officeooo:rsid="00e5b2b9" officeooo:paragraph-rsid="00e5b2b9"/>
    </style:style>
    <style:style style:name="P11" style:family="paragraph" style:parent-style-name="Standard">
      <style:text-properties fo:language="cs" fo:country="CZ" officeooo:rsid="00e838d9" officeooo:paragraph-rsid="00e838d9"/>
    </style:style>
    <style:style style:name="P12" style:family="paragraph" style:parent-style-name="Standard">
      <style:text-properties fo:language="cs" fo:country="CZ" officeooo:rsid="00a04a9a" officeooo:paragraph-rsid="00a04a9a"/>
    </style:style>
    <style:style style:name="P13" style:family="paragraph" style:parent-style-name="Standard">
      <style:text-properties fo:language="cs" fo:country="CZ" officeooo:rsid="00c01a78" officeooo:paragraph-rsid="00c01a78"/>
    </style:style>
    <style:style style:name="P14" style:family="paragraph" style:parent-style-name="Standard">
      <style:text-properties fo:language="cs" fo:country="CZ" officeooo:rsid="00b2ef31" officeooo:paragraph-rsid="00b2ef31"/>
    </style:style>
    <style:style style:name="P15" style:family="paragraph" style:parent-style-name="Standard">
      <style:text-properties fo:language="cs" fo:country="CZ" officeooo:rsid="00ba4781" officeooo:paragraph-rsid="00ba4781"/>
    </style:style>
    <style:style style:name="P16" style:family="paragraph" style:parent-style-name="Standard">
      <style:text-properties fo:language="cs" fo:country="CZ" officeooo:rsid="00c69a28" officeooo:paragraph-rsid="00c69a28"/>
    </style:style>
    <style:style style:name="P17" style:family="paragraph" style:parent-style-name="Standard">
      <style:text-properties fo:language="cs" fo:country="CZ" officeooo:rsid="00cfb678" officeooo:paragraph-rsid="00cfb678"/>
    </style:style>
    <style:style style:name="P18" style:family="paragraph" style:parent-style-name="Standard">
      <style:text-properties fo:language="cs" fo:country="CZ" officeooo:rsid="00d0e8d4" officeooo:paragraph-rsid="00d0e8d4"/>
    </style:style>
    <style:style style:name="P19" style:family="paragraph" style:parent-style-name="Standard">
      <style:text-properties fo:language="cs" fo:country="CZ" officeooo:rsid="00f751ad" officeooo:paragraph-rsid="00f751ad"/>
    </style:style>
    <style:style style:name="P20" style:family="paragraph" style:parent-style-name="Heading_20_2">
      <style:text-properties fo:language="cs" fo:country="CZ"/>
    </style:style>
    <style:style style:name="T1" style:family="text">
      <style:text-properties officeooo:rsid="00213cf8"/>
    </style:style>
    <style:style style:name="T2" style:family="text">
      <style:text-properties officeooo:rsid="0021f08f"/>
    </style:style>
    <style:style style:name="T3" style:family="text">
      <style:text-properties officeooo:rsid="002861e8"/>
    </style:style>
    <style:style style:name="T4" style:family="text">
      <style:text-properties officeooo:rsid="002aab75"/>
    </style:style>
    <style:style style:name="T5" style:family="text">
      <style:text-properties officeooo:rsid="002d2ad0"/>
    </style:style>
    <style:style style:name="T6" style:family="text">
      <style:text-properties officeooo:rsid="003db85a"/>
    </style:style>
    <style:style style:name="T7" style:family="text">
      <style:text-properties officeooo:rsid="00452d88"/>
    </style:style>
    <style:style style:name="T8" style:family="text">
      <style:text-properties officeooo:rsid="004685cd"/>
    </style:style>
    <style:style style:name="T9" style:family="text">
      <style:text-properties officeooo:rsid="00527123"/>
    </style:style>
    <style:style style:name="T10" style:family="text">
      <style:text-properties officeooo:rsid="005795c8"/>
    </style:style>
    <style:style style:name="T11" style:family="text">
      <style:text-properties officeooo:rsid="005bd346"/>
    </style:style>
    <style:style style:name="T12" style:family="text">
      <style:text-properties officeooo:rsid="005f692b"/>
    </style:style>
    <style:style style:name="T13" style:family="text">
      <style:text-properties officeooo:rsid="0066beb6"/>
    </style:style>
    <style:style style:name="T14" style:family="text">
      <style:text-properties officeooo:rsid="006713db"/>
    </style:style>
    <style:style style:name="T15" style:family="text">
      <style:text-properties officeooo:rsid="0068ae00"/>
    </style:style>
    <style:style style:name="T16" style:family="text">
      <style:text-properties officeooo:rsid="00690f86"/>
    </style:style>
    <style:style style:name="T17" style:family="text">
      <style:text-properties officeooo:rsid="006ab5d3"/>
    </style:style>
    <style:style style:name="T18" style:family="text">
      <style:text-properties officeooo:rsid="006bd8ae"/>
    </style:style>
    <style:style style:name="T19" style:family="text">
      <style:text-properties officeooo:rsid="007d6422"/>
    </style:style>
    <style:style style:name="T20" style:family="text">
      <style:text-properties officeooo:rsid="007f375f"/>
    </style:style>
    <style:style style:name="T21" style:family="text">
      <style:text-properties officeooo:rsid="008888bb"/>
    </style:style>
    <style:style style:name="T22" style:family="text">
      <style:text-properties officeooo:rsid="00937d21"/>
    </style:style>
    <style:style style:name="T23" style:family="text">
      <style:text-properties officeooo:rsid="009654ec"/>
    </style:style>
    <style:style style:name="T24" style:family="text">
      <style:text-properties officeooo:rsid="0098f1fe"/>
    </style:style>
    <style:style style:name="T25" style:family="text">
      <style:text-properties officeooo:rsid="0099b634"/>
    </style:style>
    <style:style style:name="T26" style:family="text">
      <style:text-properties officeooo:rsid="009b574d"/>
    </style:style>
    <style:style style:name="T27" style:family="text">
      <style:text-properties officeooo:rsid="009c1466"/>
    </style:style>
    <style:style style:name="T28" style:family="text">
      <style:text-properties officeooo:rsid="00a8dbf9"/>
    </style:style>
    <style:style style:name="T29" style:family="text">
      <style:text-properties officeooo:rsid="00b52af8"/>
    </style:style>
    <style:style style:name="T30" style:family="text">
      <style:text-properties officeooo:rsid="00b64476"/>
    </style:style>
    <style:style style:name="T31" style:family="text">
      <style:text-properties officeooo:rsid="00c73abe"/>
    </style:style>
    <style:style style:name="T32" style:family="text">
      <style:text-properties officeooo:rsid="00c8eed9"/>
    </style:style>
    <style:style style:name="T33" style:family="text">
      <style:text-properties officeooo:rsid="00cb11c0"/>
    </style:style>
    <style:style style:name="T34" style:family="text">
      <style:text-properties officeooo:rsid="00cb48bc"/>
    </style:style>
    <style:style style:name="T35" style:family="text">
      <style:text-properties officeooo:rsid="00ccf16a"/>
    </style:style>
    <style:style style:name="T36" style:family="text">
      <style:text-properties officeooo:rsid="00ced9ec"/>
    </style:style>
    <style:style style:name="T37" style:family="text">
      <style:text-properties officeooo:rsid="00d02b73"/>
    </style:style>
    <style:style style:name="T38" style:family="text">
      <style:text-properties officeooo:rsid="00d1ac58"/>
    </style:style>
    <style:style style:name="T39" style:family="text">
      <style:text-properties officeooo:rsid="00d2b55d"/>
    </style:style>
    <style:style style:name="T40" style:family="text">
      <style:text-properties officeooo:rsid="00d32204"/>
    </style:style>
    <style:style style:name="T41" style:family="text">
      <style:text-properties officeooo:rsid="00d46eaf"/>
    </style:style>
    <style:style style:name="T42" style:family="text">
      <style:text-properties officeooo:rsid="00e8a0d3"/>
    </style:style>
    <style:style style:name="T43" style:family="text">
      <style:text-properties officeooo:rsid="00edfb74"/>
    </style:style>
    <style:style style:name="T44" style:family="text">
      <style:text-properties officeooo:rsid="00f3ad72"/>
    </style:style>
    <style:style style:name="T45" style:family="text">
      <style:text-properties officeooo:rsid="00f8673c"/>
    </style:style>
    <style:style style:name="T46" style:family="text">
      <style:text-properties officeooo:rsid="00f93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živatel spustí aplikaci – instantně se připojí k serveru</text:p>
      <text:p text:style-name="P2">Vyplní uživatelské jméno (které je unikátní) <text:span text:style-name="T1">a klikne buď na vytvoři</text:span><text:span text:style-name="T2">t</text:span><text:span text:style-name="T1"> a nebo připojit</text:span></text:p>
      <text:p text:style-name="P2"/>
      <text:p text:style-name="P3">Vytvořit → <text:span text:style-name="T3">pošle </text:span><text:span text:style-name="T4">CREATE </text:span><text:span text:style-name="T5">zprávu</text:span></text:p>
      <text:p text:style-name="P4">Připojit → pošle JOIN zprávu</text:p>
      <text:p text:style-name="P5"/>
      <text:p text:style-name="P6">V obou případech <text:span text:style-name="T6">uživatel dostane zpět zprávu OK/NOK </text:span><text:span text:style-name="T7">(</text:span><text:span text:style-name="T8">zda-li se povedlo/nepovedlo vytvořit/připojit)</text:span></text:p>
      <text:p text:style-name="P6"/>
      <text:p text:style-name="P7">Server při CREATE zprávě <text:span text:style-name="T9">vytvoří hru a čeká na připojení </text:span><text:span text:style-name="T10">druhého hráče pomocí JOIN. </text:span><text:span text:style-name="T11">Poté se oboum hráčům </text:span><text:span text:style-name="T12">pošle GAME_READY zpráva.</text:span></text:p>
      <text:p text:style-name="P7"/>
      <text:p text:style-name="P8">Hra je v tuto chvíli ve stavu, <text:span text:style-name="T13">kdy se </text:span><text:span text:style-name="T14">na hrací desku pokládají kameny </text:span><text:span text:style-name="T15">a server </text:span><text:span text:style-name="T16">od obou hráčů příjimá </text:span><text:span text:style-name="T17">zprávy </text:span><text:span text:style-name="T18">GAME_PUT. </text:span><text:span text:style-name="T19">Pokud se hráči podaří poskládat mlýn (tři kameny vedle sebe), </text:span><text:span text:style-name="T20">server počká na zprávu GAME_TAKE, </text:span><text:span text:style-name="T21">aby mohl odebrat soupeřův kámen</text:span></text:p>
      <text:p text:style-name="P8"/>
      <text:p text:style-name="P9">Po vyskládání všech kamenů (18-sebrané) <text:span text:style-name="T22">hra přejde do stavu, </text:span><text:span text:style-name="T23">kdy se kameny posouvají. </text:span><text:span text:style-name="T24">Server příjimá </text:span><text:span text:style-name="T25">zprávy GAME_MOVE </text:span><text:span text:style-name="T26">a po </text:span><text:span text:style-name="T27">sestavení mlýnu GAME_TAKE.</text:span></text:p>
      <text:p text:style-name="P9"/>
      <text:p text:style-name="P10">Při hře server odpovídá druhému klientovi stejnou zprávou, kterou poslal jeho oponent.</text:p>
      <text:p text:style-name="P11">Př<text:span text:style-name="T44">íklad</text:span>: hráč A pošle GAME_PUT 3, <text:span text:style-name="T42">a hráč B </text:span><text:span text:style-name="T43">od serveru</text:span><text:span text:style-name="T42"> obdrží GAME_PUT 3.</text:span></text:p>
      <text:p text:style-name="P9"/>
      <text:p text:style-name="P12">Pokud je na hrací desce méně než 3 <text:span text:style-name="T28">kameny stejné barvy, hra končí.</text:span></text:p>
      <text:p text:style-name="P12"/>
      <text:h text:style-name="P20" text:outline-level="2">Zprávy a jejich argumenty:</text:h>
      <text:p text:style-name="P13">Každá zpráva má prefix – celkovou délku zprávy</text:p>
      <text:p text:style-name="P14">CREATE <text:span text:style-name="T29">username</text:span></text:p>
      <text:p text:style-name="P14">JOIN <text:span text:style-name="T30">username</text:span></text:p>
      <text:p text:style-name="P15">GAME_READY</text:p>
      <text:p text:style-name="P16">GAME_PUT <text:span text:style-name="T31">index --- </text:span><text:span text:style-name="T32">index v </text:span><text:span text:style-name="T35">poli</text:span><text:span text:style-name="T33"> </text:span><text:span text:style-name="T34">hrací plo</text:span><text:span text:style-name="T36">chy</text:span></text:p>
      <text:p text:style-name="P17">GAME_TAKE <text:span text:style-name="T37">index</text:span></text:p>
      <text:p text:style-name="P18">GAME_<text:span text:style-name="T38">MOVE </text:span><text:span text:style-name="T39">index_</text:span><text:span text:style-name="T41">f</text:span><text:span text:style-name="T39">rom inde</text:span><text:span text:style-name="T40">x_to</text:span></text:p>
      <text:p text:style-name="P19">OK</text:p>
      <text:p text:style-name="P19">NOK <text:span text:style-name="T45">zpráva </text:span><text:span text:style-name="T46">(nepovinná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2:47:06.131799763</meta:creation-date>
    <dc:date>2022-11-20T23:05:42.153973862</dc:date>
    <meta:editing-duration>PT17M16S</meta:editing-duration>
    <meta:editing-cycles>163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01" meta:character-count="1269" meta:non-whitespace-character-count="1087"/>
  </office:meta>
</office:document-meta>
</file>